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nist_f_coat_losses" table:style-name="ta1">
        <table:shapes>
          <draw:frame draw:z-index="0" draw:style-name="gr1" draw:text-style-name="P1" svg:width="6.2992in" svg:height="3.5453in" svg:x="3.9618in" svg:y="0.1358in">
            <draw:object draw:notify-on-update-of-ranges="mnist_f_coat_losses.A1:mnist_f_coat_losses.A20 mnist_f_coat_losses.C1:mnist_f_coat_losses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747380524873734" calcext:value-type="float">
            <text:p>0.74738052487373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3250195980072" calcext:value-type="float">
            <text:p>0.113250195980072</text:p>
          </table:table-cell>
        </table:table-row>
        <table:table-row table:style-name="ro1">
          <table:table-cell office:value-type="float" office:value="0.725607693195343" calcext:value-type="float">
            <text:p>0.725607693195343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657719254493713" calcext:value-type="float">
            <text:p>0.657719254493713</text:p>
          </table:table-cell>
        </table:table-row>
        <table:table-row table:style-name="ro1">
          <table:table-cell office:value-type="float" office:value="0.666306108236313" calcext:value-type="float">
            <text:p>0.666306108236313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635446190834045" calcext:value-type="float">
            <text:p>0.635446190834045</text:p>
          </table:table-cell>
        </table:table-row>
        <table:table-row table:style-name="ro1">
          <table:table-cell office:value-type="float" office:value="0.711706578731537" calcext:value-type="float">
            <text:p>0.711706578731537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630179047584534" calcext:value-type="float">
            <text:p>0.630179047584534</text:p>
          </table:table-cell>
        </table:table-row>
        <table:table-row table:style-name="ro1">
          <table:table-cell office:value-type="float" office:value="0.719267308712006" calcext:value-type="float">
            <text:p>0.719267308712006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664715528488159" calcext:value-type="float">
            <text:p>0.664715528488159</text:p>
          </table:table-cell>
        </table:table-row>
        <table:table-row table:style-name="ro1">
          <table:table-cell office:value-type="float" office:value="0.654687464237213" calcext:value-type="float">
            <text:p>0.654687464237213</text:p>
          </table:table-cell>
          <table:table-cell office:value-type="float" office:value="0.5" calcext:value-type="float">
            <text:p>0.5</text:p>
          </table:table-cell>
          <table:table-cell office:value-type="float" office:value="0.746870040893555" calcext:value-type="float">
            <text:p>0.746870040893555</text:p>
          </table:table-cell>
        </table:table-row>
        <table:table-row table:style-name="ro1">
          <table:table-cell office:value-type="float" office:value="0.642529368400574" calcext:value-type="float">
            <text:p>0.642529368400574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810998797416687" calcext:value-type="float">
            <text:p>0.810998797416687</text:p>
          </table:table-cell>
        </table:table-row>
        <table:table-row table:style-name="ro1">
          <table:table-cell office:value-type="float" office:value="0.564444676041603" calcext:value-type="float">
            <text:p>0.564444676041603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723322629928589" calcext:value-type="float">
            <text:p>0.723322629928589</text:p>
          </table:table-cell>
        </table:table-row>
        <table:table-row table:style-name="ro1">
          <table:table-cell office:value-type="float" office:value="0.65842741727829" calcext:value-type="float">
            <text:p>0.65842741727829</text:p>
          </table:table-cell>
          <table:table-cell office:value-type="float" office:value="0.75" calcext:value-type="float">
            <text:p>0.75</text:p>
          </table:table-cell>
          <table:table-cell office:value-type="float" office:value="0.835465252399445" calcext:value-type="float">
            <text:p>0.835465252399445</text:p>
          </table:table-cell>
        </table:table-row>
        <table:table-row table:style-name="ro1">
          <table:table-cell office:value-type="float" office:value="0.758969098329544" calcext:value-type="float">
            <text:p>0.75896909832954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82739543914795" calcext:value-type="float">
            <text:p>0.882739543914795</text:p>
          </table:table-cell>
        </table:table-row>
        <table:table-row table:style-name="ro1">
          <table:table-cell office:value-type="float" office:value="0.701067984104157" calcext:value-type="float">
            <text:p>0.701067984104157</text:p>
          </table:table-cell>
          <table:table-cell office:value-type="float" office:value="0.375" calcext:value-type="float">
            <text:p>0.375</text:p>
          </table:table-cell>
          <table:table-cell office:value-type="float" office:value="0.676736116409302" calcext:value-type="float">
            <text:p>0.676736116409302</text:p>
          </table:table-cell>
        </table:table-row>
        <table:table-row table:style-name="ro1">
          <table:table-cell office:value-type="float" office:value="0.64015993475914" calcext:value-type="float">
            <text:p>0.64015993475914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95350170135498" calcext:value-type="float">
            <text:p>0.95350170135498</text:p>
          </table:table-cell>
        </table:table-row>
        <table:table-row table:style-name="ro1">
          <table:table-cell office:value-type="float" office:value="0.706551045179367" calcext:value-type="float">
            <text:p>0.706551045179367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730833530426025" calcext:value-type="float">
            <text:p>0.730833530426025</text:p>
          </table:table-cell>
        </table:table-row>
        <table:table-row table:style-name="ro1">
          <table:table-cell office:value-type="float" office:value="0.748558640480042" calcext:value-type="float">
            <text:p>0.748558640480042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804143846035004" calcext:value-type="float">
            <text:p>0.804143846035004</text:p>
          </table:table-cell>
        </table:table-row>
        <table:table-row table:style-name="ro1">
          <table:table-cell office:value-type="float" office:value="0.431307673454285" calcext:value-type="float">
            <text:p>0.43130767345428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.05190110206604" calcext:value-type="float">
            <text:p>1.05190110206604</text:p>
          </table:table-cell>
        </table:table-row>
        <table:table-row table:style-name="ro1">
          <table:table-cell office:value-type="float" office:value="0.736835032701492" calcext:value-type="float">
            <text:p>0.736835032701492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770643532276154" calcext:value-type="float">
            <text:p>0.770643532276154</text:p>
          </table:table-cell>
        </table:table-row>
        <table:table-row table:style-name="ro1">
          <table:table-cell office:value-type="float" office:value="0.754374086856842" calcext:value-type="float">
            <text:p>0.754374086856842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980774343013763" calcext:value-type="float">
            <text:p>0.980774343013763</text:p>
          </table:table-cell>
        </table:table-row>
        <table:table-row table:style-name="ro1">
          <table:table-cell office:value-type="float" office:value="0.659078270196915" calcext:value-type="float">
            <text:p>0.65907827019691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816713571548462" calcext:value-type="float">
            <text:p>0.816713571548462</text:p>
          </table:table-cell>
        </table:table-row>
        <table:table-row table:style-name="ro1">
          <table:table-cell office:value-type="float" office:value="0.521219611167908" calcext:value-type="float">
            <text:p>0.521219611167908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829721510410309" calcext:value-type="float">
            <text:p>0.829721510410309</text:p>
          </table:table-cell>
        </table:table-row>
        <table:table-row table:style-name="ro1">
          <table:table-cell office:value-type="float" office:value="0.747262626886368" calcext:value-type="float">
            <text:p>0.747262626886368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854244351387024" calcext:value-type="float">
            <text:p>0.854244351387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2T02:15:33.521250582</dc:date>
    <meta:editing-duration>PT5M34S</meta:editing-duration>
    <meta:editing-cycles>1</meta:editing-cycles>
    <meta:document-statistic meta:table-count="1" meta:cell-count="60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title svg:x="5.205cm" svg:y="0.316cm" chart:style-name="ch2">
          <text:p>mnist fashion coat loss plot</text:p>
        </chart:title>
        <chart:legend chart:legend-position="end" svg:x="13.281cm" svg:y="3.955cm" style:legend-expansion="high" chart:style-name="ch3"/>
        <chart:plot-area chart:style-name="ch4" table:cell-range-address="mnist_f_coat_losses.A1:mnist_f_coat_losses.A20 mnist_f_coat_losses.C1:mnist_f_coat_losses.C20" chart:data-source-has-labels="row" svg:x="1.331cm" svg:y="1.275cm" svg:width="11.63cm" svg:height="6.57cm">
          <chartooo:coordinate-region svg:x="2.058cm" svg:y="1.475cm" svg:width="10.716cm" svg:height="5.723cm"/>
          <chart:axis chart:dimension="x" chart:name="primary-x" chart:style-name="ch5">
            <chart:title svg:x="6.798cm" svg:y="8.025cm" chart:style-name="ch6">
              <text:p>loss</text:p>
            </chart:title>
          </chart:axis>
          <chart:axis chart:dimension="y" chart:name="primary-y" chart:style-name="ch5">
            <chart:title svg:x="0.451cm" svg:y="5.067cm" chart:style-name="ch7">
              <text:p>epoch</text:p>
            </chart:title>
            <chart:grid chart:style-name="ch8" chart:class="major"/>
          </chart:axis>
          <chart:series chart:style-name="ch9" chart:values-cell-range-address="mnist_f_coat_losses.A1:mnist_f_coat_losses.A20" loext:label-string="dis_loss" chart:class="chart:line">
            <chart:data-point chart:repeated="20"/>
          </chart:series>
          <chart:series chart:style-name="ch10" chart:values-cell-range-address="mnist_f_coat_losses.C1:mnist_f_coat_losses.C20" loext:label-string="gen_loss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_loss</text:p>
              </table:table-cell>
              <table:table-cell office:value-type="string">
                <text:p>gen_lo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7380524873734">
                <text:p>0.747380524873734</text:p>
                <draw:g>
                  <svg:desc>mnist_f_coat_losses.A1:mnist_f_coat_losses.A20</svg:desc>
                </draw:g>
              </table:table-cell>
              <table:table-cell office:value-type="float" office:value="0.113250195980072">
                <text:p>0.113250195980072</text:p>
                <draw:g>
                  <svg:desc>mnist_f_coat_losses.C1:mnist_f_coat_losses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5607693195343">
                <text:p>0.725607693195343</text:p>
              </table:table-cell>
              <table:table-cell office:value-type="float" office:value="0.657719254493713">
                <text:p>0.657719254493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6306108236313">
                <text:p>0.666306108236313</text:p>
              </table:table-cell>
              <table:table-cell office:value-type="float" office:value="0.635446190834045">
                <text:p>0.635446190834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1706578731537">
                <text:p>0.711706578731537</text:p>
              </table:table-cell>
              <table:table-cell office:value-type="float" office:value="0.630179047584534">
                <text:p>0.630179047584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9267308712006">
                <text:p>0.719267308712006</text:p>
              </table:table-cell>
              <table:table-cell office:value-type="float" office:value="0.664715528488159">
                <text:p>0.664715528488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4687464237213">
                <text:p>0.654687464237213</text:p>
              </table:table-cell>
              <table:table-cell office:value-type="float" office:value="0.746870040893555">
                <text:p>0.746870040893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2529368400574">
                <text:p>0.642529368400574</text:p>
              </table:table-cell>
              <table:table-cell office:value-type="float" office:value="0.810998797416687">
                <text:p>0.810998797416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4444676041603">
                <text:p>0.564444676041603</text:p>
              </table:table-cell>
              <table:table-cell office:value-type="float" office:value="0.723322629928589">
                <text:p>0.723322629928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842741727829">
                <text:p>0.65842741727829</text:p>
              </table:table-cell>
              <table:table-cell office:value-type="float" office:value="0.835465252399445">
                <text:p>0.835465252399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8969098329544">
                <text:p>0.758969098329544</text:p>
              </table:table-cell>
              <table:table-cell office:value-type="float" office:value="0.882739543914795">
                <text:p>0.8827395439147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1067984104157">
                <text:p>0.701067984104157</text:p>
              </table:table-cell>
              <table:table-cell office:value-type="float" office:value="0.676736116409302">
                <text:p>0.676736116409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015993475914">
                <text:p>0.64015993475914</text:p>
              </table:table-cell>
              <table:table-cell office:value-type="float" office:value="0.95350170135498">
                <text:p>0.95350170135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06551045179367">
                <text:p>0.706551045179367</text:p>
              </table:table-cell>
              <table:table-cell office:value-type="float" office:value="0.730833530426025">
                <text:p>0.730833530426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8558640480042">
                <text:p>0.748558640480042</text:p>
              </table:table-cell>
              <table:table-cell office:value-type="float" office:value="0.804143846035004">
                <text:p>0.804143846035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1307673454285">
                <text:p>0.431307673454285</text:p>
              </table:table-cell>
              <table:table-cell office:value-type="float" office:value="1.05190110206604">
                <text:p>1.05190110206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6835032701492">
                <text:p>0.736835032701492</text:p>
              </table:table-cell>
              <table:table-cell office:value-type="float" office:value="0.770643532276154">
                <text:p>0.770643532276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374086856842">
                <text:p>0.754374086856842</text:p>
              </table:table-cell>
              <table:table-cell office:value-type="float" office:value="0.980774343013763">
                <text:p>0.9807743430137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9078270196915">
                <text:p>0.659078270196915</text:p>
              </table:table-cell>
              <table:table-cell office:value-type="float" office:value="0.816713571548462">
                <text:p>0.81671357154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1219611167908">
                <text:p>0.521219611167908</text:p>
              </table:table-cell>
              <table:table-cell office:value-type="float" office:value="0.829721510410309">
                <text:p>0.829721510410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47262626886368">
                <text:p>0.747262626886368</text:p>
              </table:table-cell>
              <table:table-cell office:value-type="float" office:value="0.854244351387024">
                <text:p>0.854244351387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